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35E0000033DC4AEFCBF.svm" manifest:media-type=""/>
  <manifest:file-entry manifest:full-path="Pictures/20000001000003120000015F7A2C24D6.svm" manifest:media-type=""/>
  <manifest:file-entry manifest:full-path="Pictures/20000001000002260000015F658E4F08.svm" manifest:media-type=""/>
  <manifest:file-entry manifest:full-path="Pictures/100000000000004F0000004C97592F1B.png" manifest:media-type="image/png"/>
  <manifest:file-entry manifest:full-path="Pictures/100000000000005D0000004C766D56B7.png" manifest:media-type="image/png"/>
  <manifest:file-entry manifest:full-path="Pictures/100000000000002A0000004CD0CCDB68.png" manifest:media-type="image/png"/>
  <manifest:file-entry manifest:full-path="Pictures/20003CF000004F1D00003B5623A25DA4.wmf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TexMathsArgs="14§display§\left | {A_{v}} \right |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display§\left|{A_{vD}}\right|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display§\frac{\left|A_{vD}\right|}{\sqrt{2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275cm" svg:height="2.031cm" svg:x="1.309cm" svg:y="1.171cm">
          <draw:image xlink:href="Pictures/20003CF000004F1D00003B5623A25DA4.wmf" xlink:type="simple" xlink:show="embed" xlink:actuate="onLoad">
            <text:p/>
          </draw:image>
        </draw:frame>
        <draw:line draw:style-name="gr2" draw:text-style-name="P1" draw:layer="layout" svg:x1="2.511cm" svg:y1="2.94cm" svg:x2="10.045cm" svg:y2="2.94cm">
          <text:p/>
        </draw:line>
        <draw:line draw:style-name="gr2" draw:text-style-name="P1" draw:layer="layout" svg:x1="2.512cm" svg:y1="2.938cm" svg:x2="2.512cm" svg:y2="0.747cm">
          <text:p/>
        </draw:line>
        <draw:line draw:style-name="gr3" draw:text-style-name="P1" xml:id="id4" draw:id="id4" draw:layer="layout" svg:x1="5.252cm" svg:y1="1.485cm" svg:x2="2.506cm" svg:y2="1.485cm">
          <text:p/>
        </draw:line>
        <draw:line draw:style-name="gr3" draw:text-style-name="P1" xml:id="id2" draw:id="id2" draw:layer="layout" svg:x1="8.562cm" svg:y1="1.831cm" svg:x2="2.519cm" svg:y2="1.831cm">
          <text:p/>
        </draw:line>
        <draw:line draw:style-name="gr3" draw:text-style-name="P1" draw:layer="layout" svg:x1="4.627cm" svg:y1="1.818cm" svg:x2="4.627cm" svg:y2="2.931cm">
          <text:p/>
        </draw:line>
        <draw:line draw:style-name="gr3" draw:text-style-name="P1" draw:layer="layout" svg:x1="8.575cm" svg:y1="1.832cm" svg:x2="8.575cm" svg:y2="2.945cm">
          <text:p/>
        </draw:line>
        <draw:frame draw:style-name="gr1" draw:text-style-name="P1" draw:layer="layout" svg:width="0.465cm" svg:height="0.447cm" svg:x="4.394cm" svg:y="3.041cm">
          <draw:image xlink:href="Pictures/100000000000004F0000004C97592F1B.png" xlink:type="simple" xlink:show="embed" xlink:actuate="onLoad">
            <text:p/>
          </draw:image>
          <svg:title>TexMaths</svg:title>
          <svg:desc>14§display§f_L</svg:desc>
        </draw:frame>
        <draw:frame draw:style-name="gr1" draw:text-style-name="P1" draw:layer="layout" svg:width="0.547cm" svg:height="0.447cm" svg:x="8.261cm" svg:y="3.041cm">
          <draw:image xlink:href="Pictures/100000000000005D0000004C766D56B7.png" xlink:type="simple" xlink:show="embed" xlink:actuate="onLoad">
            <text:p/>
          </draw:image>
          <svg:title>TexMaths</svg:title>
          <svg:desc>14§display§f_H</svg:desc>
        </draw:frame>
        <draw:frame draw:style-name="gr1" draw:text-style-name="P1" draw:layer="layout" svg:width="0.246cm" svg:height="0.447cm" svg:x="10.216cm" svg:y="2.742cm">
          <draw:image xlink:href="Pictures/100000000000002A0000004CD0CCDB68.png" xlink:type="simple" xlink:show="embed" xlink:actuate="onLoad">
            <text:p/>
          </draw:image>
          <svg:title>TexMaths</svg:title>
          <svg:desc>14§display§f</svg:desc>
        </draw:frame>
        <draw:frame draw:style-name="gr4" draw:text-style-name="P2" draw:layer="layout" svg:width="2.229cm" svg:height="0.911cm" svg:x="5.455cm" svg:y="1.955cm">
          <draw:text-box>
            <text:p><text:span text:style-name="T1">درمیانی تعدد</text:span></text:p>
          </draw:text-box>
        </draw:frame>
        <draw:frame draw:style-name="gr4" draw:text-style-name="P2" draw:layer="layout" svg:width="1.759cm" svg:height="0.911cm" svg:x="8.983cm" svg:y="1.793cm">
          <draw:text-box>
            <text:p><text:span text:style-name="T1">بلند تعدد</text:span></text:p>
          </draw:text-box>
        </draw:frame>
        <draw:frame draw:style-name="gr4" draw:text-style-name="P2" draw:layer="layout" svg:width="2.001cm" svg:height="0.911cm" svg:x="2.388cm" svg:y="1.684cm">
          <draw:text-box>
            <text:p><text:span text:style-name="T1">پست تعدد</text:span></text:p>
          </draw:text-box>
        </draw:frame>
        <draw:line draw:style-name="gr5" draw:text-style-name="P1" draw:layer="layout" svg:x1="5.454cm" svg:y1="2.443cm" svg:x2="4.627cm" svg:y2="2.443cm">
          <text:p/>
        </draw:line>
        <draw:line draw:style-name="gr5" draw:text-style-name="P1" draw:layer="layout" svg:x1="7.729cm" svg:y1="2.434cm" svg:x2="8.556cm" svg:y2="2.434cm">
          <text:p/>
        </draw:line>
        <draw:connector draw:style-name="gr6" draw:text-style-name="P1" draw:layer="layout" draw:type="curve" draw:line-skew="0.499cm" svg:x1="1.327cm" svg:y1="2.173cm" svg:x2="2.519cm" svg:y2="1.831cm" draw:start-shape="id1" draw:start-glue-point="0" draw:end-shape="id2" draw:end-glue-point="3" svg:d="m1327 2173c0-516 1192-345 1192-342">
          <text:p/>
        </draw:connector>
        <draw:connector draw:style-name="gr6" draw:text-style-name="P1" draw:layer="layout" draw:type="curve" draw:line-skew="-0.537cm" svg:x1="1.34cm" svg:y1="1.247cm" svg:x2="2.506cm" svg:y2="1.485cm" draw:start-shape="id3" draw:start-glue-point="2" draw:end-shape="id4" draw:end-glue-point="3" svg:d="m1340 1247c0 303 1166 184 1166 238">
          <text:p/>
        </draw:connector>
        <draw:frame draw:style-name="gr7" draw:text-style-name="P1" draw:layer="layout" svg:width="0.64cm" svg:height="0.376cm" svg:x="2.176cm" svg:y="0.303cm">
          <draw:image xlink:href="Pictures/20000001000002260000015F658E4F08.svm" xlink:type="simple" xlink:show="embed" xlink:actuate="onLoad">
            <text:p/>
          </draw:image>
        </draw:frame>
        <draw:frame draw:style-name="gr8" draw:text-style-name="P1" xml:id="id3" draw:id="id3" draw:layer="layout" svg:width="1.099cm" svg:height="0.49cm" svg:x="0.791cm" svg:y="0.757cm">
          <draw:image xlink:href="Pictures/20000001000003120000015F7A2C24D6.svm" xlink:type="simple" xlink:show="embed" xlink:actuate="onLoad">
            <text:p/>
          </draw:image>
        </draw:frame>
        <draw:frame draw:style-name="gr9" draw:text-style-name="P1" xml:id="id1" draw:id="id1" draw:layer="layout" svg:width="1.205cm" svg:height="1.159cm" svg:x="0.725cm" svg:y="2.173cm">
          <draw:image xlink:href="Pictures/200000010000035E0000033DC4AEFCB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dc:date>2014-01-28T08:44:18</dc:date>
    <dc:creator>kkk </dc:creator>
    <meta:editing-duration>PT10M5S</meta:editing-duration>
    <meta:editing-cycles>4</meta:editing-cycles>
    <meta:document-statistic meta:object-count="20"/>
  </office:meta>
</office:document-meta>
</file>